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 fo:min-height="0cm" fo:min-width="0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489cm" loext:decorative="false"/>
    </style:style>
    <style:style style:name="gr6" style:family="graphic" style:parent-style-name="standard">
      <style:graphic-properties svg:stroke-color="#ffffff" draw:fill="solid" draw:fill-color="#729fcf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stroke="none" svg:stroke-color="#ffffff" draw:fill-color="#808080" draw:textarea-horizontal-align="justify" draw:textarea-vertical-align="middle" draw:auto-grow-height="false" fo:min-height="0.199cm" fo:min-width="0cm" loext:decorative="false"/>
    </style:style>
    <style:style style:name="gr8" style:family="graphic" style:parent-style-name="standard">
      <style:graphic-properties draw:stroke="none" draw:fill="gradient" draw:fill-gradient-name="Deep_20_Ocean" draw:textarea-horizontal-align="justify" draw:textarea-vertical-align="middle" draw:auto-grow-height="false" fo:min-height="0.873cm" fo:min-width="0.623cm" draw:shadow="hidden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gradient" draw:fill-gradient-name="Deep_20_Ocean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7cm" svg:height="0.318cm" svg:x="3.907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227cm" svg:height="1.673cm" svg:x="1.952cm" svg:y="5.175cm">
          <draw:text-box>
            <text:p text:style-name="P1">Philosophical</text:p>
            <text:p text:style-name="P1">Idea</text:p>
          </draw:text-box>
        </draw:frame>
        <draw:frame draw:style-name="gr3" draw:text-style-name="P2" draw:layer="layout" svg:width="2.225cm" svg:height="1.673cm" svg:x="9.33cm" svg:y="5.176cm">
          <draw:text-box>
            <text:p text:style-name="P1">Bohr<text:line-break/>Model</text:p>
          </draw:text-box>
        </draw:frame>
        <draw:custom-shape draw:style-name="gr4" draw:text-style-name="P3" draw:layer="layout" svg:width="2.54cm" svg:height="2.54cm" svg:x="9.25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1.397cm" svg:x="9.827cm" svg:y="2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7cm" svg:height="0.318cm" svg:x="9.677cm" svg:y="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35cm" svg:height="0.635cm" svg:x="10.208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587cm" svg:height="1.587cm" svg:x="17.51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11cm" svg:height="1.673cm" svg:x="16.631cm" svg:y="5.177cm">
          <draw:text-box>
            <text:p text:style-name="P1">Quantum<text:line-break/>Mode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3:40:18.602650747</meta:creation-date>
    <meta:generator>LibreOffice/7.6.2.1$Linux_X86_64 LibreOffice_project/60$Build-1</meta:generator>
    <dc:date>2024-01-16T18:39:08.992188278</dc:date>
    <meta:editing-duration>PT49M43S</meta:editing-duration>
    <meta:editing-cycles>7</meta:editing-cycles>
    <dc:description>This file was made with LibreOffice and can be redistributed and used according to GPL 3.0 or later.

History Tracers</dc:description>
    <dc:title>Atoms</dc:title>
    <meta:document-statistic meta:object-count="9"/>
  </office:meta>
</office:document-meta>
</file>